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en" fo:country="NZ" officeooo:paragraph-rsid="001dd676"/>
    </style:style>
    <style:style style:name="P2" style:family="paragraph" style:parent-style-name="Text_20_body">
      <style:text-properties fo:language="en" fo:country="NZ"/>
    </style:style>
    <style:style style:name="P3" style:family="paragraph" style:parent-style-name="Text_20_body">
      <style:text-properties fo:language="en" fo:country="NZ" officeooo:rsid="0024ac15" officeooo:paragraph-rsid="0024ac15"/>
    </style:style>
    <style:style style:name="P4" style:family="paragraph" style:parent-style-name="Text_20_body">
      <style:text-properties fo:language="en" fo:country="NZ" officeooo:rsid="0024ac15" officeooo:paragraph-rsid="0031e844"/>
    </style:style>
    <style:style style:name="P5" style:family="paragraph" style:parent-style-name="Text_20_body">
      <style:text-properties fo:language="en" fo:country="NZ" officeooo:rsid="0024ac15" officeooo:paragraph-rsid="003304d1"/>
    </style:style>
    <style:style style:name="P6" style:family="paragraph" style:parent-style-name="Text_20_body">
      <style:text-properties fo:language="en" fo:country="NZ" officeooo:rsid="001922d1" officeooo:paragraph-rsid="001922d1"/>
    </style:style>
    <style:style style:name="P7" style:family="paragraph" style:parent-style-name="Text_20_body">
      <style:text-properties fo:language="en" fo:country="NZ" officeooo:rsid="00253287" officeooo:paragraph-rsid="00253287"/>
    </style:style>
    <style:style style:name="P8" style:family="paragraph" style:parent-style-name="Text_20_body">
      <style:text-properties fo:language="en" fo:country="NZ" officeooo:rsid="00253287" officeooo:paragraph-rsid="002bf228"/>
    </style:style>
    <style:style style:name="P9" style:family="paragraph" style:parent-style-name="Text_20_body">
      <style:text-properties fo:language="en" fo:country="NZ" officeooo:rsid="002a322e" officeooo:paragraph-rsid="002a322e"/>
    </style:style>
    <style:style style:name="P10" style:family="paragraph" style:parent-style-name="Text_20_body">
      <style:text-properties fo:language="en" fo:country="NZ" officeooo:rsid="002a322e" officeooo:paragraph-rsid="002cba0c"/>
    </style:style>
    <style:style style:name="P11" style:family="paragraph" style:parent-style-name="Text_20_body">
      <style:text-properties fo:language="en" fo:country="NZ" officeooo:rsid="002f5ab4" officeooo:paragraph-rsid="0031e844"/>
    </style:style>
    <style:style style:name="P12" style:family="paragraph" style:parent-style-name="Text_20_body">
      <style:text-properties fo:language="en" fo:country="NZ" officeooo:rsid="003304d1" officeooo:paragraph-rsid="0024ac15"/>
    </style:style>
    <style:style style:name="P13" style:family="paragraph" style:parent-style-name="Text_20_body">
      <style:text-properties fo:language="en" fo:country="NZ" officeooo:rsid="0034b9ec" officeooo:paragraph-rsid="0034b9ec"/>
    </style:style>
    <style:style style:name="P14" style:family="paragraph" style:parent-style-name="Text_20_body">
      <style:text-properties officeooo:rsid="001a8d75" officeooo:paragraph-rsid="001a8d75"/>
    </style:style>
    <style:style style:name="P15" style:family="paragraph" style:parent-style-name="Text_20_body">
      <style:text-properties officeooo:rsid="001922d1" officeooo:paragraph-rsid="0024ac15"/>
    </style:style>
    <style:style style:name="P16" style:family="paragraph" style:parent-style-name="Heading_20_1">
      <style:text-properties fo:language="en" fo:country="NZ" officeooo:rsid="0024ac15" officeooo:paragraph-rsid="0024ac15"/>
    </style:style>
    <style:style style:name="P17" style:family="paragraph" style:parent-style-name="Heading_20_2">
      <style:text-properties fo:language="en" fo:country="NZ" officeooo:rsid="0024ac15" officeooo:paragraph-rsid="00253287"/>
    </style:style>
    <style:style style:name="P18" style:family="paragraph" style:parent-style-name="Heading_20_2">
      <style:text-properties fo:language="en" fo:country="NZ" officeooo:rsid="0024ac15" officeooo:paragraph-rsid="0024ac15"/>
    </style:style>
    <style:style style:name="P19" style:family="paragraph" style:parent-style-name="Heading_20_2">
      <style:text-properties fo:language="en" fo:country="NZ" officeooo:rsid="001922d1" officeooo:paragraph-rsid="00253287"/>
    </style:style>
    <style:style style:name="P20" style:family="paragraph" style:parent-style-name="Heading_20_2">
      <style:text-properties fo:language="en" fo:country="NZ" officeooo:rsid="001922d1" officeooo:paragraph-rsid="001922d1"/>
    </style:style>
    <style:style style:name="P21" style:family="paragraph" style:parent-style-name="Heading_20_2">
      <style:text-properties fo:language="en" fo:country="NZ" officeooo:rsid="001922d1" officeooo:paragraph-rsid="00211111"/>
    </style:style>
    <style:style style:name="P22" style:family="paragraph" style:parent-style-name="Heading_20_2">
      <style:text-properties fo:language="en" fo:country="NZ" officeooo:rsid="0026d6cd" officeooo:paragraph-rsid="0026d6cd"/>
    </style:style>
    <style:style style:name="P23" style:family="paragraph" style:parent-style-name="Heading_20_2">
      <style:text-properties fo:language="en" fo:country="NZ" officeooo:rsid="00211111" officeooo:paragraph-rsid="00211111"/>
    </style:style>
    <style:style style:name="P24" style:family="paragraph" style:parent-style-name="Heading_20_2">
      <style:text-properties fo:language="en" fo:country="NZ"/>
    </style:style>
    <style:style style:name="P25" style:family="paragraph" style:parent-style-name="Heading_20_3">
      <style:text-properties fo:language="en" fo:country="NZ"/>
    </style:style>
    <style:style style:name="P26" style:family="paragraph" style:parent-style-name="Heading_20_3">
      <style:text-properties fo:language="en" fo:country="NZ" officeooo:paragraph-rsid="003304d1"/>
    </style:style>
    <style:style style:name="P27" style:family="paragraph" style:parent-style-name="Heading_20_3">
      <style:text-properties fo:language="en" fo:country="NZ" officeooo:rsid="00382665" officeooo:paragraph-rsid="00382665"/>
    </style:style>
    <style:style style:name="P28" style:family="paragraph" style:parent-style-name="Heading_20_4">
      <style:text-properties fo:language="en" fo:country="NZ"/>
    </style:style>
    <style:style style:name="P29" style:family="paragraph" style:parent-style-name="Heading_20_4">
      <style:text-properties fo:language="en" fo:country="NZ" officeooo:rsid="00382665" officeooo:paragraph-rsid="00382665"/>
    </style:style>
    <style:style style:name="P30" style:family="paragraph" style:parent-style-name="Text_20_body" style:list-style-name="L1">
      <style:text-properties fo:language="en" fo:country="NZ" officeooo:rsid="0034b9ec" officeooo:paragraph-rsid="0034b9ec"/>
    </style:style>
    <style:style style:name="P31" style:family="paragraph" style:parent-style-name="Text_20_body" style:list-style-name="L1">
      <style:text-properties fo:language="en" fo:country="NZ" officeooo:rsid="0035c657" officeooo:paragraph-rsid="0035c657"/>
    </style:style>
    <style:style style:name="P32" style:family="paragraph" style:parent-style-name="Text_20_body" style:list-style-name="L1">
      <style:text-properties fo:language="en" fo:country="NZ" officeooo:rsid="0037c581" officeooo:paragraph-rsid="0037c581"/>
    </style:style>
    <style:style style:name="P33" style:family="paragraph" style:parent-style-name="Text_20_body" style:list-style-name="L2">
      <style:text-properties fo:language="en" fo:country="NZ" officeooo:rsid="002a322e" officeooo:paragraph-rsid="00382665"/>
    </style:style>
    <style:style style:name="P34" style:family="paragraph" style:parent-style-name="Text_20_body">
      <style:text-properties fo:language="en" fo:country="NZ" officeooo:rsid="0024ac15" officeooo:paragraph-rsid="0024ac15"/>
    </style:style>
    <style:style style:name="P35" style:family="paragraph" style:parent-style-name="Text_20_body" style:list-style-name="L2">
      <style:text-properties fo:language="en" fo:country="NZ" officeooo:rsid="0024ac15" officeooo:paragraph-rsid="00382665"/>
    </style:style>
    <style:style style:name="P36" style:family="paragraph" style:parent-style-name="Text_20_body" style:list-style-name="L4">
      <style:text-properties fo:language="en" fo:country="NZ" officeooo:rsid="00211111" officeooo:paragraph-rsid="00211111"/>
    </style:style>
    <style:style style:name="P37" style:family="paragraph" style:parent-style-name="Text_20_body" style:list-style-name="L5">
      <style:text-properties fo:language="en" fo:country="NZ" officeooo:rsid="001922d1" officeooo:paragraph-rsid="001922d1"/>
    </style:style>
    <style:style style:name="P38" style:family="paragraph" style:parent-style-name="Text_20_body">
      <style:text-properties fo:language="en" fo:country="NZ" officeooo:rsid="0031e844" officeooo:paragraph-rsid="0031e844"/>
    </style:style>
    <style:style style:name="P39" style:family="paragraph" style:parent-style-name="Text_20_body" style:list-style-name="L2">
      <style:text-properties fo:language="en" fo:country="NZ" officeooo:paragraph-rsid="00382665"/>
    </style:style>
    <style:style style:name="P40" style:family="paragraph" style:parent-style-name="Text_20_body">
      <style:text-properties fo:language="en" fo:country="NZ" officeooo:rsid="00382665" officeooo:paragraph-rsid="00382665"/>
    </style:style>
    <style:style style:name="P41" style:family="paragraph" style:parent-style-name="Text_20_body" style:list-style-name="L7">
      <style:text-properties fo:language="en" fo:country="NZ" officeooo:rsid="00382665" officeooo:paragraph-rsid="00382665"/>
    </style:style>
    <style:style style:name="P42" style:family="paragraph" style:parent-style-name="Text_20_body" style:list-style-name="L6">
      <style:text-properties fo:language="en" fo:country="NZ" officeooo:paragraph-rsid="00382665"/>
    </style:style>
    <style:style style:name="P43" style:family="paragraph" style:parent-style-name="Text_20_body">
      <style:text-properties officeooo:rsid="001a8d75" officeooo:paragraph-rsid="0024ac15"/>
    </style:style>
    <style:style style:name="T1" style:family="text">
      <style:text-properties officeooo:rsid="001dd676"/>
    </style:style>
    <style:style style:name="T2" style:family="text">
      <style:text-properties style:font-name="Liberation Serif"/>
    </style:style>
    <style:style style:name="T3" style:family="text">
      <style:text-properties style:font-name="Liberation Serif1"/>
    </style:style>
    <style:style style:name="T4" style:family="text">
      <style:text-properties style:font-name="Liberation Serif1" fo:language="en" fo:country="NZ"/>
    </style:style>
    <style:style style:name="T5" style:family="text">
      <style:text-properties style:font-name="Liberation Serif1" fo:language="en" fo:country="NZ" officeooo:rsid="001c5a1f"/>
    </style:style>
    <style:style style:name="T6" style:family="text">
      <style:text-properties officeooo:rsid="001a8d75"/>
    </style:style>
    <style:style style:name="T7" style:family="text">
      <style:text-properties officeooo:rsid="00214d7d"/>
    </style:style>
    <style:style style:name="T8" style:family="text">
      <style:text-properties fo:font-weight="bold" style:font-weight-asian="bold" style:font-weight-complex="bold"/>
    </style:style>
    <style:style style:name="T9" style:family="text">
      <style:text-properties officeooo:rsid="0026d6cd"/>
    </style:style>
    <style:style style:name="T10" style:family="text">
      <style:text-properties officeooo:rsid="002bf228"/>
    </style:style>
    <style:style style:name="T11" style:family="text">
      <style:text-properties fo:language="en" fo:country="NZ"/>
    </style:style>
    <style:style style:name="T12" style:family="text">
      <style:text-properties fo:language="en" fo:country="NZ" officeooo:rsid="0024ac15"/>
    </style:style>
    <style:style style:name="T13" style:family="text">
      <style:text-properties fo:language="en" fo:country="NZ" officeooo:rsid="001a8d75"/>
    </style:style>
    <style:style style:name="T14" style:family="text">
      <style:text-properties fo:language="en" fo:country="NZ" officeooo:rsid="001d064d"/>
    </style:style>
    <style:style style:name="T15" style:family="text">
      <style:text-properties officeooo:rsid="002cba0c"/>
    </style:style>
    <style:style style:name="T16" style:family="text">
      <style:text-properties officeooo:rsid="002e33df"/>
    </style:style>
    <style:style style:name="T17" style:family="text">
      <style:text-properties officeooo:rsid="0031e844"/>
    </style:style>
    <style:style style:name="T18" style:family="text">
      <style:text-properties officeooo:rsid="003304d1"/>
    </style:style>
    <style:style style:name="T19" style:family="text">
      <style:text-properties fo:font-style="italic" officeooo:rsid="0036e649" style:font-style-asian="italic" style:font-style-complex="italic"/>
    </style:style>
    <style:style style:name="T20" style:family="text">
      <style:text-properties officeooo:rsid="00382665"/>
    </style:style>
    <style:style style:name="T21" style:family="text">
      <style:text-properties officeooo:rsid="0025328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Fountain2odf – Fountain to Open Document text converter</text:h>
      <text:h text:style-name="P17" text:outline-level="2">Purpose:</text:h>
      <text:p text:style-name="P7">Converts a .fountain (a screenplay / teleplay script interchange format) file <text:span text:style-name="T16">i</text:span>nto a word processing file.</text:p>
      <text:h text:style-name="P19" text:outline-level="2">Licence<text:span text:style-name="T6">s:</text:span></text:h>
      <text:p text:style-name="P15"><text:span text:style-name="T11">Th</text:span><text:span text:style-name="T12">is </text:span><text:span text:style-name="T11">program depends heavily on the </text:span><text:a xlink:type="simple" xlink:href="https://github.com/jdum/odfdo" text:style-name="Internet_20_link" text:visited-style-name="Visited_20_Internet_20_Link"><text:span text:style-name="T11">odfdo library</text:span></text:a><text:span text:style-name="T11"> which is licenced under the </text:span><text:a xlink:type="simple" xlink:href="https://www.apache.org/licenses/LICENSE-2.0" text:style-name="Internet_20_link" text:visited-style-name="Visited_20_Internet_20_Link"><text:span text:style-name="T11">Apache 2.0 licence</text:span></text:a><text:span text:style-name="T11">. Although this does not create an obligation, I have decided to use the Apache 2.0 licence for </text:span><text:span text:style-name="T12">this </text:span><text:span text:style-name="T13">program</text:span><text:span text:style-name="T11">. <text:s/></text:span><text:span text:style-name="T12">You may use it only under the terms of the Apache 2.0 licence. </text:span><text:span text:style-name="T11">This licence is recognised as GPL compatible so shouldn’t create problems for people wanting to reuse </text:span><text:span text:style-name="T14">or extend </text:span><text:span text:style-name="T11">the utilities.</text:span></text:p>
      <text:p text:style-name="P43"><text:span text:style-name="T11">Documentation: <text:s/>All original non-program files are licenced under the </text:span><text:a xlink:type="simple" xlink:href="https://creativecommons.org/licenses/by-sa/4.0/" text:style-name="Internet_20_link" text:visited-style-name="Visited_20_Internet_20_Link"><text:span text:style-name="T11">Creative Commons Attribution-ShareAlike 4.0 International (CC BY-SA 4.0)</text:span></text:a><text:span text:style-name="T11"> licence.</text:span></text:p>
      <text:h text:style-name="P24" text:outline-level="2">Setup:</text:h>
      <text:list xml:id="list1157598923" text:style-name="L2">
        <text:list-item>
          <text:p text:style-name="P33">Install dependencies, see below,</text:p>
        </text:list-item>
        <text:list-item>
          <text:p text:style-name="P33">Download the program folder from github,</text:p>
        </text:list-item>
        <text:list-item>
          <text:p text:style-name="P39"><text:span text:style-name="T17">Download the file </text:span>odf_fountain_lib.py <text:span text:style-name="T17">from the lib directory, and place in the same directory as fountain2odf.py</text:span></text:p>
        </text:list-item>
      </text:list>
      <text:h text:style-name="P25" text:outline-level="3">Dependencies</text:h>
      <text:list xml:id="list83056412923260" text:continue-list="list1157598923" text:style-name="L2">
        <text:list-item text:start-value="1">
          <text:p text:style-name="P35"><text:span text:style-name="T20">Python. </text:span>Th<text:span text:style-name="T20">is is written to the</text:span> latest version of <text:span text:style-name="T20">P</text:span>ython3, <text:span text:style-name="T20">currently Python 3.10. It may work with earlier versions of Python 3 but this is untested. It won’t work with Python 2</text:span></text:p>
        </text:list-item>
        <text:list-item>
          <text:p text:style-name="P35">The odfdo library. This can be installed with pip:<text:line-break/><text:tab/>pip install odfdo</text:p>
        </text:list-item>
      </text:list>
      <text:h text:style-name="P18" text:outline-level="2">Usage:</text:h>
      <text:p text:style-name="P3">After installing, this is used from the command line:</text:p>
      <text:p text:style-name="P11">python fountain2odf.py [-h] [--output OUTPUT] [--template TEMPLATE] [--forcestyles] [--pdf] [--docx] [--papersize {A4,asis,US Letter}] <text:span text:style-name="T20">[--sections rule]</text:span></text:p>
      <text:p text:style-name="P5"><text:s text:c="23"/>[--margins {Standard,asis,std}] </text:p>
      <text:p text:style-name="P5"><text:tab/><text:tab/>[--config CONFIG]</text:p>
      <text:p text:style-name="P4"><text:soft-page-break/><text:s text:c="23"/>[--debug]</text:p>
      <text:p text:style-name="P3"><text:s text:c="23"/>prog files [files ...]</text:p>
      <text:p text:style-name="P3"/>
      <text:p text:style-name="P3">positional arguments:</text:p>
      <text:p text:style-name="P3"><text:s text:c="23"/>files <text:s text:c="16"/>input files space separated</text:p>
      <text:p text:style-name="P3">options:</text:p>
      <text:p text:style-name="P4"><text:s text:c="23"/>-h, --help <text:s text:c="11"/>show help message and exit</text:p>
      <text:p text:style-name="P3"><text:s/>--output OUTPUT, -o OUTPUT</text:p>
      <text:p text:style-name="P3"><text:s text:c="24"/>output filename. Default = an empty odt file.</text:p>
      <text:p text:style-name="P3"><text:s text:c="2"/>--template TEMPLATE, -t TEMPLATE</text:p>
      <text:p text:style-name="P3"><text:s text:c="24"/>File with the Screenplay styles. Default = "Screenplay.odt". Template files are supported.</text:p>
      <text:p text:style-name="P3"><text:s text:c="2"/>--forcestyles, -fs <text:s text:c="3"/>Replace existing styles of the same name in the <text:span text:style-name="T17">in memory </text:span>template with the current versions. <text:span text:style-name="T17">Does not change the saved copy</text:span></text:p>
      <text:p text:style-name="P3"><text:s text:c="2"/>--pdf <text:s text:c="16"/>use LibreOffice or Apache OpenOffice to create a PDF file in the same directory as the output file. Requires LibreOffice or Apache</text:p>
      <text:p text:style-name="P3"><text:s text:c="24"/>OpenOffice installed and in the current path</text:p>
      <text:p text:style-name="P3"><text:s text:c="2"/>--docx <text:s text:c="15"/>use LibreOffice or Apache OpenOffice to create a MS Word file in the same directory as the output file. Requires LibreOffice or Apache</text:p>
      <text:p text:style-name="P3"><text:s text:c="24"/>OpenOffice installed and in the current path</text:p>
      <text:p text:style-name="P3">--papersize {a4,A4,asis,US,Letter,US Letter}, <text:span text:style-name="T17">also </text:span>-p. Document's page size. Default = the current setting of the template file, if any, or your LibreOffice default</text:p>
      <text:p text:style-name="P3"><text:s text:c="2"/>--margins {Standard,standard,asis,STD,std}, -m {Standard,standard,asis,STD,std}</text:p>
      <text:p text:style-name="P3"><text:s text:c="24"/>Page margins. Asis = use whatever the template or LibreOffice uses as default. Standard = 1/1.5 inches all around</text:p>
      <text:p text:style-name="P3">--<text:span text:style-name="T20">sections,-S rule <text:s text:c="8"/>Create sections (or use sections in the template file). See below for format of rule</text:span></text:p>
      <text:p text:style-name="P3"><text:s/>--config CONFIG <text:s text:c="6"/>Configuration file which will be merged with command-line options. See <text:span text:style-name="T18">below </text:span>for format.</text:p>
      <text:p text:style-name="P3"><text:s text:c="2"/>--debug <text:s text:c="14"/>provide developer information</text:p>
      <text:h text:style-name="P25" text:outline-level="3"><text:soft-page-break/>Configuration File</text:h>
      <text:p text:style-name="P12">Fountain2odf supports a simple configuration file which supplies default values for the various options.</text:p>
      <text:p text:style-name="P13">The format of the file is:</text:p>
      <text:list text:style-name="L1">
        <text:list-item>
          <text:p text:style-name="P30"># starts a comment line</text:p>
        </text:list-item>
        <text:list-item>
          <text:p text:style-name="P30">option=value for an option that takes a parameter</text:p>
        </text:list-item>
        <text:list-item>
          <text:p text:style-name="P30">option for an option that does not take a parameter</text:p>
        </text:list-item>
        <text:list-item>
          <text:p text:style-name="P30">one option per line</text:p>
        </text:list-item>
        <text:list-item>
          <text:p text:style-name="P30">all options must be spelled out in full (The – is optional)</text:p>
        </text:list-item>
        <text:list-item>
          <text:p text:style-name="P31">unrecognised options will print an error line</text:p>
        </text:list-item>
        <text:list-item>
          <text:p text:style-name="P32">if an option appears more than once, the last occurrence will be used</text:p>
        </text:list-item>
        <text:list-item>
          <text:p text:style-name="P31">For example, if you always want to produce PDF files and have US paper size, you could</text:p>
          <text:list>
            <text:list-item>
              <text:p text:style-name="P31">create a configUS.txt file containing these lines</text:p>
              <text:list>
                <text:list-item>
                  <text:p text:style-name="P31">pdf</text:p>
                </text:list-item>
                <text:list-item>
                  <text:p text:style-name="P31">papersize=US</text:p>
                </text:list-item>
              </text:list>
            </text:list-item>
            <text:list-item>
              <text:p text:style-name="P31">then add --config [<text:span text:style-name="T19">path</text:span>]configUS to your parameters</text:p>
            </text:list-item>
          </text:list>
        </text:list-item>
      </text:list>
      <text:h text:style-name="P26" text:outline-level="3"><text:span text:style-name="T21">Making PDF files</text:span></text:h>
      <text:p text:style-name="P8">As its use case is to allow editing of files in a wordprocessor, <text:span text:style-name="T10">f</text:span>ountain2odf does <text:span text:style-name="T8">not</text:span>, by design, directly create PDF files, but LibreOffice does and can run in a “headless” (batch) mode. </text:p>
      <text:p text:style-name="P38">As a convenience, at the end of processing, fountain2odf can run a headless LibreOffice to copy the created Open Document file to .PDF &amp; even .DOCX formats. For this to work you will need to install LibreOffice and make sure it’s in your path. It might also work with an install of Apache OpenOffice but this is currently untested.</text:p>
      <text:h text:style-name="P27" text:outline-level="3">Sections (Experimental)</text:h>
      <text:p text:style-name="P40">WARNING: This feature is experimental, it will probably be revised as I learn more about the use of sections in scripts, especially for stage plays.</text:p>
      <text:p text:style-name="P40">By default fountain2odf writes a simple Oasis Open Document format text file. If a template file is used, the generated document simply follows the existing text, if any. When there are multiple input files, each gets its own title pages immediately before its body. This treatment can be visually unappealing.</text:p>
      <text:p text:style-name="P40"><text:soft-page-break/>Oasis Open Document permit the document to be divided into named sections. We are using these in a simplistic way. While we support an unlimited number of sections, we only use a maximum of two of these:</text:p>
      <text:list text:style-name="L6">
        <text:list-item>
          <text:p text:style-name="P42"><text:span text:style-name="T20">Titles where the title pages from all .fountain files are gathered, and</text:span></text:p>
        </text:list-item>
        <text:list-item>
          <text:p text:style-name="P42"><text:span text:style-name="T20">Body where the script itself is placed by a simple concatenation of the bodies of the .fountain files</text:span></text:p>
        </text:list-item>
      </text:list>
      <text:h text:style-name="P28" text:outline-level="4">Controlling <text:span text:style-name="T20">S</text:span>ections</text:h>
      <text:p text:style-name="P40">Section use is controlled by the “--sections rule” or “-S rule” option where rule is:</text:p>
      <text:list text:style-name="L7">
        <text:list-item>
          <text:p text:style-name="P41">“No” (default) don’t use sections</text:p>
        </text:list-item>
        <text:list-item>
          <text:p text:style-name="P41">“Yes” create or use the sections “Titles” and “Body”</text:p>
        </text:list-item>
        <text:list-item>
          <text:p text:style-name="P41">Name. Create or use a section with this name for titles</text:p>
        </text:list-item>
        <text:list-item>
          <text:p text:style-name="P41">Titles-name,Body-name. Create or use sections with these names</text:p>
        </text:list-item>
        <text:list-item>
          <text:p text:style-name="P41">Front-matter-name,Titles-name,Body-name[, back-matter-names ...]. Create or use these names. Front-matter and back-matter sections will be created as empty sections.</text:p>
        </text:list-item>
      </text:list>
      <text:p text:style-name="P40">The “or use” above means use a section already in the template file. When it is not empty, fountain2odf will insert the new text after the existing contents.</text:p>
      <text:h text:style-name="P29" text:outline-level="4">Blank lines and Sections</text:h>
      <text:p text:style-name="P40">When using a section in the template file, if the existing section consists of a single blank line, this will be deleted before inserting text in the section. </text:p>
      <text:p text:style-name="P40">Call this a personal preference, but when trying to add additional text after a section, I find dealing with adjacent sections painful so when fountain2odf creates a section it automatically adds a blank line in the body of the output file after the section. Happy to make this optional if anyone has a use case that makes it painful for them.</text:p>
      <text:h text:style-name="P20" text:outline-level="2">Language</text:h>
      <text:p text:style-name="P6">These documents and programs are in New Zealand English which does not use American spelling. If you don’t like reading correctly spelled New Zealand English, please don’t read them.</text:p>
      <text:h text:style-name="P22" text:outline-level="2">Manifest:</text:h>
      <text:p text:style-name="P9">Fountain2odf.py -- the program</text:p>
      <text:p text:style-name="P9">README.md -- this file</text:p>
      <text:p text:style-name="P10">ScreenplayA4.odt – A template file with the required styles <text:span text:style-name="T15">and page size set to A4</text:span></text:p>
      <text:p text:style-name="P10"><text:soft-page-break/>Screenplay<text:span text:style-name="T15">US</text:span>.odt – A template file with the required styles <text:span text:style-name="T15">and page size set to US Letter</text:span></text:p>
      <text:h text:style-name="P23" text:outline-level="2">To do:</text:h>
      <text:list text:style-name="L4">
        <text:list-item>
          <text:p text:style-name="P36"><text:span text:style-name="T7">fountain2odf</text:span> relies on having a template file with the styles we use pre-loaded. These should be generated on the fly when not <text:span text:style-name="T9">found </text:span>in the template, allowing the template to be used for page size, header, footer, and boiler plate text.</text:p>
        </text:list-item>
        <text:list-item>
          <text:p text:style-name="P36">Writing some tests is required.</text:p>
        </text:list-item>
      </text:list>
      <text:h text:style-name="P21" text:outline-level="2">Experimental</text:h>
      <text:p text:style-name="P6">None of these tools are intended to do the complete job, but I am prepared to consider requests for small changes that improve usability and accept pull requests for enhancements.</text:p>
      <text:p text:style-name="P6">I have no current plans to write installers, or Pip packages. <text:s/>For the two most popular operating systems I lack the means to test created installers. I would welcome requests from interested and technically capable people who would like to join the project to create installers for some or all platforms on an ongoing basis.</text:p>
      <text:p text:style-name="P6">Some changes that can be justified, I am unwilling to do. examples:</text:p>
      <text:list text:style-name="L5">
        <text:list-item>
          <text:p text:style-name="P37">While it handles simple emphasis, fountain2odf.py does not handle complex emphasis correctly. <text:line-break/><text:line-break/>For example ‘This is some text in *italics with embedded **bold** sweet!*’ would be interpreted as italics terminating in the first * of **bold, the **of bold would be ignored as the first ‘* would be consumed by the italics, ...<text:line-break/><text:line-break/>Reason: I’ve looked at the tradeoffs of the complexity of fixing this vs benefits to me and as I am unlikely to generate scripts containing these constructs have decided to live with it. There are work arounds, e.g. ‘This is some text in *italics with embedded* ***bold*** *sweet!*’ should work</text:p>
          <text:p text:style-name="P37"/>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NZ"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1" fo:font-size="12pt" fo:language="en" fo:country="NZ"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orizontal_20_Line">
      <style:text-properties fo:language="en" fo:country="NZ" officeooo:paragraph-rsid="001dd676"/>
    </style:style>
    <style:style style:name="MP2" style:family="paragraph" style:parent-style-name="Text_20_body">
      <style:text-properties fo:language="en" fo:country="NZ"/>
    </style:style>
    <style:style style:name="MP3" style:family="paragraph" style:parent-style-name="Text_20_body">
      <style:text-properties officeooo:rsid="001a8d75" officeooo:paragraph-rsid="001a8d75"/>
    </style:style>
    <style:style style:name="MT1" style:family="text">
      <style:text-properties officeooo:rsid="001dd676"/>
    </style:style>
    <style:style style:name="MT2" style:family="text">
      <style:text-properties style:font-name="Liberation Serif"/>
    </style:style>
    <style:style style:name="MT3" style:family="text">
      <style:text-properties style:font-name="Liberation Serif1"/>
    </style:style>
    <style:style style:name="MT4" style:family="text">
      <style:text-properties style:font-name="Liberation Serif1" fo:language="en" fo:country="NZ"/>
    </style:style>
    <style:style style:name="MT5" style:family="text">
      <style:text-properties style:font-name="Liberation Serif1" fo:language="en" fo:country="NZ" officeooo:rsid="001c5a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span text:style-name="MT1">C</text:span>opyright <text:span text:style-name="MT2">©</text:span><text:span text:style-name="MT3"> 2022 Julia Ingleby Clement.</text:span></text:p>
        <text:p text:style-name="MP3"><text:span text:style-name="MT4">You may use, </text:span><text:span text:style-name="MT5">modify </text:span><text:span text:style-name="MT4">and republish </text:span><text:span text:style-name="MT5">this document</text:span><text:span text:style-name="MT4"> </text:span><text:span text:style-name="MT5">only </text:span><text:span text:style-name="MT4">under the terms of <text:s/>the </text:span><text:a xlink:type="simple" xlink:href="https://creativecommons.org/licenses/by-sa/4.0/" text:style-name="Internet_20_link" text:visited-style-name="Visited_20_Internet_20_Link"><text:span text:style-name="MT4">Creative Commons Attribution-ShareAlike 4.0 International (CC BY-SA 4.0)</text:span></text:a><text:span text:style-name="MT4"> licence</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7T10:10:36.543662012</meta:creation-date>
    <meta:generator>LibreOffice/7.4.0.3$Linux_X86_64 LibreOffice_project/40$Build-3</meta:generator>
    <dc:date>2022-08-22T08:30:54.716754586</dc:date>
    <meta:editing-duration>PT5H26M54S</meta:editing-duration>
    <meta:editing-cycles>30</meta:editing-cycles>
    <meta:document-statistic meta:table-count="0" meta:image-count="0" meta:object-count="0" meta:page-count="5" meta:paragraph-count="91" meta:word-count="1364" meta:character-count="8546" meta:non-whitespace-character-count="6968"/>
  </office:meta>
</office:document-meta>
</file>